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s of 2:</text:p>
      <text:p text:style-name="P1"/>
      <text:p text:style-name="P1">1</text:p>
      <text:p text:style-name="P1">2</text:p>
      <text:p text:style-name="P1">4</text:p>
      <text:p text:style-name="P1">8</text:p>
      <text:p text:style-name="P1">16</text:p>
      <text:p text:style-name="P1">32</text:p>
      <text:p text:style-name="P1">64</text:p>
      <text:p text:style-name="P1">128</text:p>
      <text:p text:style-name="P1">256</text:p>
      <text:p text:style-name="P1"/>
      <text:p text:style-name="P1">Powers of 16:</text:p>
      <text:p text:style-name="P1"/>
      <text:p text:style-name="P1">1</text:p>
      <text:p text:style-name="P1">16</text:p>
      <text:p text:style-name="P1">256</text:p>
      <text:p text:style-name="P1"/>
      <text:p text:style-name="P1">Comparison:</text:p>
      <text:p text:style-name="P1"/>
      <text:p text:style-name="P1">| decimal | binary | hex |</text:p>
      <text:p text:style-name="P1">| <text:s text:c="6"/>0 | <text:s text:c="5"/>0 | <text:s text:c="2"/>0 |</text:p>
      <text:p text:style-name="P1">| <text:s text:c="6"/>1 | <text:s text:c="5"/>1 | <text:s text:c="2"/>1 |</text:p>
      <text:p text:style-name="P1">| <text:s text:c="6"/>2 | <text:s text:c="4"/>10 | <text:s text:c="2"/>2 |</text:p>
      <text:p text:style-name="P1">| <text:s text:c="6"/>3 | <text:s text:c="4"/>11 | <text:s text:c="2"/>3 |</text:p>
      <text:p text:style-name="P1">| <text:s text:c="6"/>4 | <text:s text:c="3"/>100 | <text:s text:c="2"/>4 |</text:p>
      <text:p text:style-name="P1">| <text:s text:c="6"/>5 | <text:s text:c="3"/>101 | <text:s text:c="2"/>5 |</text:p>
      <text:p text:style-name="P1">| <text:s text:c="6"/>6 | <text:s text:c="3"/>110 | <text:s text:c="2"/>6 |</text:p>
      <text:p text:style-name="P1">| <text:s text:c="6"/>7 | <text:s text:c="3"/>111 | <text:s text:c="2"/>7 |</text:p>
      <text:p text:style-name="P1">| <text:s text:c="6"/>8 | <text:s text:c="2"/>1000 | <text:s text:c="2"/>8 |</text:p>
      <text:p text:style-name="P1">| <text:s text:c="6"/>9 | <text:s text:c="2"/>1001 | <text:s text:c="2"/>9 |</text:p>
      <text:p text:style-name="P1">| <text:s text:c="5"/>10 | <text:s text:c="2"/>1010 | <text:s text:c="2"/>a |</text:p>
      <text:p text:style-name="P1">| <text:s text:c="5"/>11 | <text:s text:c="2"/>1011 | <text:s text:c="2"/>b |</text:p>
      <text:p text:style-name="P1">| <text:s text:c="5"/>12 | <text:s text:c="2"/>1100 | <text:s text:c="2"/>c |</text:p>
      <text:p text:style-name="P1">| <text:s text:c="5"/>13 | <text:s text:c="2"/>1101 | <text:s text:c="2"/>d |</text:p>
      <text:p text:style-name="P1">| <text:s text:c="5"/>14 | <text:s text:c="2"/>1110 | <text:s text:c="2"/>e |</text:p>
      <text:p text:style-name="P1">| <text:s text:c="5"/>15 | <text:s text:c="2"/>1111 | <text:s text:c="2"/>f |</text:p>
      <text:p text:style-name="P1">| <text:s text:c="5"/>16 | <text:s/>10000 | <text:s/>10 |</text:p>
      <text:p text:style-name="P1">| <text:s text:c="5"/>17 | <text:s/>10001 | <text:s/>11 |</text:p>
      <text:p text:style-name="P1">| <text:s text:c="5"/>18 | <text:s/>10010 | <text:s/>12 |</text:p>
      <text:p text:style-name="P1">| <text:s text:c="5"/>19 | <text:s/>10011 | <text:s/>13 |</text:p>
      <text:p text:style-name="P1">| <text:s text:c="5"/>20 | <text:s/>10100 | <text:s/>14 |</text:p>
      <text:p text:style-name="P1">| <text:s text:c="5"/>21 | <text:s/>10101 | <text:s/>15 |</text:p>
      <text:p text:style-name="P1">| <text:s text:c="5"/>22 | <text:s/>10110 | <text:s/>16 |</text:p>
      <text:p text:style-name="P1">| <text:s text:c="5"/>23 | <text:s/>10111 | <text:s/>17 |</text:p>
      <text:p text:style-name="P1">| <text:s text:c="5"/>24 | <text:s/>11000 | <text:s/>18 |</text:p>
      <text:p text:style-name="P1">| <text:s text:c="5"/>25 | <text:s/>11001 | <text:s/>19 |</text:p>
      <text:p text:style-name="P1">| <text:s text:c="5"/>26 | <text:s/>11010 | <text:s/>1a |</text:p>
      <text:p text:style-name="P1">| <text:s text:c="5"/>27 | <text:s/>11011 | <text:s/>1b |</text:p>
      <text:p text:style-name="P1">| <text:s text:c="5"/>28 | <text:s/>11100 | <text:s/>1c |</text:p>
      <text:p text:style-name="P1">| <text:s text:c="5"/>29 | <text:s/>11101 | <text:s/>1d |</text:p>
      <text:p text:style-name="P1">| <text:s text:c="5"/>30 | <text:s/>11110 | <text:s/>1e |</text:p>
      <text:p text:style-name="P1">| <text:s text:c="5"/>31 | <text:s/>11111 | <text:s/>1f |</text:p>
      <text:p text:style-name="P1"/>
      <text:p text:style-name="P1">Practice:</text:p>
      <text:p text:style-name="P1"/>
      <text:p text:style-name="P1">Convert from decimal to binary:</text:p>
      <text:p text:style-name="P1"/>
      <text:p text:style-name="P1">35:</text:p>
      <text:p text:style-name="P1"/>
      <text:p text:style-name="P1">61:</text:p>
      <text:p text:style-name="P1"/>
      <text:p text:style-name="P1">127:</text:p>
      <text:p text:style-name="P1"/>
      <text:p text:style-name="P1">Convert from binary to decimal:</text:p>
      <text:p text:style-name="P1"/>
      <text:p text:style-name="P1">101000:</text:p>
      <text:p text:style-name="P1"/>
      <text:p text:style-name="P1">111111:</text:p>
      <text:p text:style-name="P1"/>
      <text:p text:style-name="P1">1000111:</text:p>
      <text:p text:style-name="P1"/>
      <text:p text:style-name="P1">Convert from decimal to hex:</text:p>
      <text:p text:style-name="P1"/>
      <text:p text:style-name="P1">35:</text:p>
      <text:p text:style-name="P1"/>
      <text:p text:style-name="P1">58:</text:p>
      <text:p text:style-name="P1"/>
      <text:p text:style-name="P1">127:</text:p>
      <text:p text:style-name="P1"/>
      <text:p text:style-name="P1">Convert from hex to decimal:</text:p>
      <text:p text:style-name="P1"/>
      <text:p text:style-name="P1">a4:</text:p>
      <text:p text:style-name="P1"/>
      <text:p text:style-name="P1">2f:</text:p>
      <text:p text:style-name="P1"/>
      <text:p text:style-name="P1">40:</text:p>
      <text:p text:style-name="P1"/>
      <text:p text:style-name="P1">Convert from binary to hex:</text:p>
      <text:p text:style-name="P1"/>
      <text:p text:style-name="P1">101000:</text:p>
      <text:p text:style-name="P1"/>
      <text:p text:style-name="P1">111111:</text:p>
      <text:p text:style-name="P1"/>
      <text:p text:style-name="P1">1000111:</text:p>
      <text:p text:style-name="P1"/>
      <text:p text:style-name="P1">Convert from hex to binary:</text:p>
      <text:p text:style-name="P1"/>
      <text:p text:style-name="P1">a4:</text:p>
      <text:p text:style-name="P1"/>
      <text:p text:style-name="P1">2f:</text:p>
      <text:p text:style-name="P1"/>
      <text:p text:style-name="P1">40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25:14.047043833</meta:creation-date>
    <dc:date>2025-02-06T22:27:19.972804281</dc:date>
    <meta:editing-duration>PT2M6S</meta:editing-duration>
    <meta:editing-cycles>1</meta:editing-cycles>
    <meta:document-statistic meta:table-count="0" meta:image-count="0" meta:object-count="0" meta:page-count="1" meta:paragraph-count="73" meta:word-count="299" meta:character-count="1179" meta:non-whitespace-character-count="673"/>
    <meta:generator>LibreOffice/24.8.3.2$Linux_X86_64 LibreOffice_project/480$Build-2</meta:generator>
  </office:meta>
</office:document-meta>
</file>